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Times New Roman'"/>
    <style:font-face style:name="arial" svg:font-family="arial, sans-serif"/>
    <style:font-face style:name="Times New Roman2" svg:font-family="'Times New Roman'" style:font-family-generic="roman"/>
    <style:font-face style:name="FreeSans2"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FreeSans1" svg:font-family="FreeSans" style:font-pitch="variable"/>
    <style:font-face style:name="Lohit Hindi" svg:font-family="'Lohit Hindi', '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9632c5" fo:background-color="transparent"/>
    </style:style>
    <style:style style:name="P2" style:family="paragraph" style:parent-style-name="Text_20_body">
      <style:text-properties officeooo:rsid="009632c5" officeooo:paragraph-rsid="009632c5" fo:background-color="transparent"/>
    </style:style>
    <style:style style:name="P3" style:family="paragraph" style:parent-style-name="Text_20_body">
      <style:text-properties officeooo:rsid="00972def" officeooo:paragraph-rsid="00972def"/>
    </style:style>
    <style:style style:name="P4" style:family="paragraph" style:parent-style-name="Text_20_body">
      <style:text-properties officeooo:rsid="00a2eff5" officeooo:paragraph-rsid="00a7e9d1"/>
    </style:style>
    <style:style style:name="P5" style:family="paragraph" style:parent-style-name="Text_20_body">
      <style:paragraph-properties fo:text-align="justify" style:justify-single-word="false"/>
      <style:text-properties style:font-name="Times New Roman1" fo:language="en" fo:country="US" officeooo:rsid="009931f6" officeooo:paragraph-rsid="00a7e9d1" fo:background-color="transparent"/>
    </style:style>
    <style:style style:name="P6" style:family="paragraph" style:parent-style-name="Text_20_body">
      <style:text-properties officeooo:rsid="00c45897" officeooo:paragraph-rsid="00c97642"/>
    </style:style>
    <style:style style:name="P7" style:family="paragraph" style:parent-style-name="Text_20_body">
      <style:text-properties officeooo:paragraph-rsid="00e70d2d"/>
    </style:style>
    <style:style style:name="P8" style:family="paragraph" style:parent-style-name="Text_20_body">
      <style:text-properties officeooo:rsid="0131c74c" officeooo:paragraph-rsid="0134baf6"/>
    </style:style>
    <style:style style:name="P9" style:family="paragraph" style:parent-style-name="Text_20_body">
      <style:text-properties officeooo:rsid="01404dfc" officeooo:paragraph-rsid="01404dfc"/>
    </style:style>
    <style:style style:name="P10" style:family="paragraph" style:parent-style-name="Text_20_body">
      <style:text-properties officeooo:paragraph-rsid="0189b2ee"/>
    </style:style>
    <style:style style:name="P11" style:family="paragraph" style:parent-style-name="Text_20_body">
      <style:text-properties officeooo:paragraph-rsid="019f31ed"/>
    </style:style>
    <style:style style:name="P12" style:family="paragraph" style:parent-style-name="Text_20_body">
      <style:text-properties officeooo:paragraph-rsid="01c7c75b"/>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1d1ac64" officeooo:paragraph-rsid="01d1ac64"/>
    </style:style>
    <style:style style:name="P15" style:family="paragraph" style:parent-style-name="CitationReviewer">
      <style:text-properties officeooo:paragraph-rsid="00afba21"/>
    </style:style>
    <style:style style:name="P16" style:family="paragraph" style:parent-style-name="CitationReviewer">
      <style:text-properties officeooo:paragraph-rsid="01065d5a"/>
    </style:style>
    <style:style style:name="P17" style:family="paragraph" style:parent-style-name="CitationReviewer">
      <style:text-properties fo:language="en" fo:country="US"/>
    </style:style>
    <style:style style:name="P18" style:family="paragraph" style:parent-style-name="CitationReviewer">
      <style:text-properties officeooo:paragraph-rsid="01b9a5ff"/>
    </style:style>
    <style:style style:name="P19" style:family="paragraph" style:parent-style-name="SubComment">
      <style:text-properties officeooo:paragraph-rsid="010bb6e3"/>
    </style:style>
    <style:style style:name="P20" style:family="paragraph" style:parent-style-name="SubComment">
      <style:text-properties officeooo:paragraph-rsid="012dda3f"/>
    </style:style>
    <style:style style:name="P21" style:family="paragraph" style:parent-style-name="SubComment">
      <style:text-properties officeooo:paragraph-rsid="01af59b3"/>
    </style:style>
    <style:style style:name="P22" style:family="paragraph" style:parent-style-name="SubComment">
      <style:text-properties fo:language="en" fo:country="US"/>
    </style:style>
    <style:style style:name="P23" style:family="paragraph" style:parent-style-name="SubComment">
      <style:text-properties fo:language="en" fo:country="US" officeooo:paragraph-rsid="014405ea"/>
    </style:style>
    <style:style style:name="P24" style:family="paragraph" style:parent-style-name="SubComment">
      <style:text-properties fo:language="en" fo:country="US" officeooo:paragraph-rsid="01dc645e"/>
    </style:style>
    <style:style style:name="P25" style:family="paragraph" style:parent-style-name="SubComment">
      <style:text-properties style:font-name="Times New Roman1" fo:language="en" fo:country="US" officeooo:rsid="00175e16" officeooo:paragraph-rsid="01af59b3" fo:background-color="transparent"/>
    </style:style>
    <style:style style:name="P26" style:family="paragraph" style:parent-style-name="Text_20_body">
      <style:text-properties officeooo:paragraph-rsid="01e5ab02"/>
    </style:style>
    <style:style style:name="P27" style:family="paragraph" style:parent-style-name="Text_20_body">
      <style:text-properties officeooo:rsid="01e5ab02" officeooo:paragraph-rsid="01e5ab02"/>
    </style:style>
    <style:style style:name="P28" style:family="paragraph" style:parent-style-name="Heading_20_2">
      <style:text-properties officeooo:paragraph-rsid="00dd83c4" fo:background-color="transparent"/>
    </style:style>
    <style:style style:name="P29" style:family="paragraph" style:parent-style-name="Heading_20_2">
      <style:text-properties officeooo:rsid="00eceeb4" officeooo:paragraph-rsid="00eceeb4"/>
    </style:style>
    <style:style style:name="T1" style:family="text">
      <style:text-properties style:font-name="Times New Roman1" fo:language="en" fo:country="US" officeooo:rsid="00175e16" fo:background-color="transparent" loext:char-shading-value="0"/>
    </style:style>
    <style:style style:name="T2" style:family="text">
      <style:text-properties officeooo:rsid="009632c5"/>
    </style:style>
    <style:style style:name="T3" style:family="text">
      <style:text-properties officeooo:rsid="01065d5a" fo:background-color="transparent" loext:char-shading-value="0"/>
    </style:style>
    <style:style style:name="T4" style:family="text">
      <style:text-properties officeooo:rsid="19140ada" fo:background-color="transparent" loext:char-shading-value="0"/>
    </style:style>
    <style:style style:name="T5" style:family="text">
      <style:text-properties officeooo:rsid="1ab2c1c7" fo:background-color="transparent" loext:char-shading-value="0"/>
    </style:style>
    <style:style style:name="T6" style:family="text">
      <style:text-properties officeooo:rsid="1a564ce8" fo:background-color="transparent" loext:char-shading-value="0"/>
    </style:style>
    <style:style style:name="T7" style:family="text">
      <style:text-properties officeooo:rsid="0189b2ee" fo:background-color="transparent" loext:char-shading-value="0"/>
    </style:style>
    <style:style style:name="T8" style:family="text">
      <style:text-properties officeooo:rsid="01c800bf" fo:background-color="transparent" loext:char-shading-value="0"/>
    </style:style>
    <style:style style:name="T9" style:family="text">
      <style:text-properties officeooo:rsid="009931f6"/>
    </style:style>
    <style:style style:name="T10" style:family="text">
      <style:text-properties officeooo:rsid="00bba06c" fo:background-color="#ffff66" loext:char-shading-value="0"/>
    </style:style>
    <style:style style:name="T11" style:family="text">
      <style:text-properties officeooo:rsid="01d3fc13" fo:background-color="#ffff66" loext:char-shading-value="0"/>
    </style:style>
    <style:style style:name="T12" style:family="text">
      <style:text-properties officeooo:rsid="000cdb52"/>
    </style:style>
    <style:style style:name="T13" style:family="text">
      <style:text-properties officeooo:rsid="00afba21"/>
    </style:style>
    <style:style style:name="T14" style:family="text">
      <style:text-properties officeooo:rsid="00b3b8a6"/>
    </style:style>
    <style:style style:name="T15" style:family="text">
      <style:text-properties officeooo:rsid="00b64c1b"/>
    </style:style>
    <style:style style:name="T16" style:family="text">
      <style:text-properties fo:language="en" fo:country="US"/>
    </style:style>
    <style:style style:name="T17" style:family="text">
      <style:text-properties fo:language="en" fo:country="US" officeooo:rsid="00c9c2fe"/>
    </style:style>
    <style:style style:name="T18" style:family="text">
      <style:text-properties fo:language="en" fo:country="US" officeooo:rsid="00d092e7"/>
    </style:style>
    <style:style style:name="T19" style:family="text">
      <style:text-properties fo:language="en" fo:country="US" officeooo:rsid="00d250bc"/>
    </style:style>
    <style:style style:name="T20" style:family="text">
      <style:text-properties fo:language="en" fo:country="US" officeooo:rsid="00d4de1a"/>
    </style:style>
    <style:style style:name="T21" style:family="text">
      <style:text-properties fo:language="en" fo:country="US" officeooo:rsid="00d592c9"/>
    </style:style>
    <style:style style:name="T22" style:family="text">
      <style:text-properties fo:language="en" fo:country="US" officeooo:rsid="015ed20d" fo:background-color="#ffff66" loext:char-shading-value="0"/>
    </style:style>
    <style:style style:name="T23" style:family="text">
      <style:text-properties fo:language="en" fo:country="US" officeooo:rsid="015fd74e" fo:background-color="#ffff66" loext:char-shading-value="0"/>
    </style:style>
    <style:style style:name="T24" style:family="text">
      <style:text-properties fo:language="en" fo:country="US" officeooo:rsid="016102ef" fo:background-color="#ffff66" loext:char-shading-value="0"/>
    </style:style>
    <style:style style:name="T25" style:family="text">
      <style:text-properties fo:language="en" fo:country="US" officeooo:rsid="010b4745"/>
    </style:style>
    <style:style style:name="T26" style:family="text">
      <style:text-properties fo:language="en" fo:country="US" officeooo:rsid="010f67a4"/>
    </style:style>
    <style:style style:name="T27" style:family="text">
      <style:text-properties fo:language="en" fo:country="US" style:text-underline-style="solid" style:text-underline-type="double" style:text-underline-width="auto" style:text-underline-color="font-color"/>
    </style:style>
    <style:style style:name="T28" style:family="text">
      <style:text-properties fo:language="en" fo:country="US" officeooo:rsid="012682ea"/>
    </style:style>
    <style:style style:name="T29" style:family="text">
      <style:text-properties fo:language="en" fo:country="US" officeooo:rsid="012981ac"/>
    </style:style>
    <style:style style:name="T30" style:family="text">
      <style:text-properties fo:language="en" fo:country="US" officeooo:rsid="012b6c2c"/>
    </style:style>
    <style:style style:name="T31" style:family="text">
      <style:text-properties fo:language="en" fo:country="US" officeooo:rsid="012b8918"/>
    </style:style>
    <style:style style:name="T32" style:family="text">
      <style:text-properties fo:language="en" fo:country="US" officeooo:rsid="012d5251"/>
    </style:style>
    <style:style style:name="T33" style:family="text">
      <style:text-properties fo:language="en" fo:country="US" officeooo:rsid="012dda3f"/>
    </style:style>
    <style:style style:name="T34" style:family="text">
      <style:text-properties fo:language="en" fo:country="US" officeooo:rsid="012f7c4f"/>
    </style:style>
    <style:style style:name="T35" style:family="text">
      <style:text-properties fo:language="en" fo:country="US" officeooo:rsid="012f8f3d"/>
    </style:style>
    <style:style style:name="T36" style:family="text">
      <style:text-properties fo:language="en" fo:country="US" officeooo:rsid="012fc800"/>
    </style:style>
    <style:style style:name="T37" style:family="text">
      <style:text-properties fo:language="en" fo:country="US" officeooo:rsid="01330a01"/>
    </style:style>
    <style:style style:name="T38" style:family="text">
      <style:text-properties fo:language="en" fo:country="US" officeooo:rsid="0134baf6"/>
    </style:style>
    <style:style style:name="T39" style:family="text">
      <style:text-properties fo:language="en" fo:country="US" officeooo:rsid="0136119f"/>
    </style:style>
    <style:style style:name="T40" style:family="text">
      <style:text-properties fo:language="en" fo:country="US" officeooo:rsid="0139ee7c"/>
    </style:style>
    <style:style style:name="T41" style:family="text">
      <style:text-properties fo:language="en" fo:country="US" officeooo:rsid="014405ea"/>
    </style:style>
    <style:style style:name="T42" style:family="text">
      <style:text-properties fo:language="en" fo:country="US" officeooo:rsid="014ef5c7"/>
    </style:style>
    <style:style style:name="T43" style:family="text">
      <style:text-properties fo:language="en" fo:country="US" officeooo:rsid="01596cd5"/>
    </style:style>
    <style:style style:name="T44" style:family="text">
      <style:text-properties fo:language="en" fo:country="US" officeooo:rsid="0159b6fc"/>
    </style:style>
    <style:style style:name="T45" style:family="text">
      <style:text-properties fo:language="en" fo:country="US" officeooo:rsid="015b62b8"/>
    </style:style>
    <style:style style:name="T46" style:family="text">
      <style:text-properties fo:language="en" fo:country="US" officeooo:rsid="015d24fd"/>
    </style:style>
    <style:style style:name="T47" style:family="text">
      <style:text-properties fo:language="en" fo:country="US" officeooo:rsid="0163925a"/>
    </style:style>
    <style:style style:name="T48" style:family="text">
      <style:text-properties fo:language="en" fo:country="US" officeooo:rsid="0164d1d2"/>
    </style:style>
    <style:style style:name="T49" style:family="text">
      <style:text-properties fo:language="en" fo:country="US" officeooo:rsid="0170ae6b"/>
    </style:style>
    <style:style style:name="T50" style:family="text">
      <style:text-properties fo:language="en" fo:country="US" officeooo:rsid="01710091"/>
    </style:style>
    <style:style style:name="T51" style:family="text">
      <style:text-properties fo:language="en" fo:country="US" officeooo:rsid="0171a40f"/>
    </style:style>
    <style:style style:name="T52" style:family="text">
      <style:text-properties fo:language="en" fo:country="US" officeooo:rsid="01735f7b"/>
    </style:style>
    <style:style style:name="T53" style:family="text">
      <style:text-properties fo:language="en" fo:country="US" officeooo:rsid="01809060"/>
    </style:style>
    <style:style style:name="T54" style:family="text">
      <style:text-properties fo:language="en" fo:country="US" officeooo:rsid="01a17e83"/>
    </style:style>
    <style:style style:name="T55" style:family="text">
      <style:text-properties fo:language="en" fo:country="US" officeooo:rsid="01a8022d"/>
    </style:style>
    <style:style style:name="T56" style:family="text">
      <style:text-properties fo:language="en" fo:country="US" officeooo:rsid="01b23827"/>
    </style:style>
    <style:style style:name="T57" style:family="text">
      <style:text-properties fo:language="en" fo:country="US" fo:background-color="#ffff00" loext:char-shading-value="0"/>
    </style:style>
    <style:style style:name="T58" style:family="text">
      <style:text-properties fo:language="en" fo:country="US" officeooo:rsid="01be2fd8"/>
    </style:style>
    <style:style style:name="T59" style:family="text">
      <style:text-properties fo:language="en" fo:country="US" officeooo:rsid="01bed892"/>
    </style:style>
    <style:style style:name="T60" style:family="text">
      <style:text-properties fo:language="en" fo:country="US" officeooo:rsid="01bf58c7"/>
    </style:style>
    <style:style style:name="T61" style:family="text">
      <style:text-properties fo:language="en" fo:country="US" officeooo:rsid="01c0b0c1"/>
    </style:style>
    <style:style style:name="T62" style:family="text">
      <style:text-properties fo:language="en" fo:country="US" officeooo:rsid="18ee0c6a"/>
    </style:style>
    <style:style style:name="T63" style:family="text">
      <style:text-properties fo:language="en" fo:country="US" officeooo:rsid="01d188f1"/>
    </style:style>
    <style:style style:name="T64" style:family="text">
      <style:text-properties fo:language="en" fo:country="US" officeooo:rsid="01d62484"/>
    </style:style>
    <style:style style:name="T65" style:family="text">
      <style:text-properties fo:language="en" fo:country="US" officeooo:rsid="01dbd7a7"/>
    </style:style>
    <style:style style:name="T66" style:family="text">
      <style:text-properties fo:language="en" fo:country="US" officeooo:rsid="01ec9bbe"/>
    </style:style>
    <style:style style:name="T67" style:family="text">
      <style:text-properties officeooo:rsid="00c96d71"/>
    </style:style>
    <style:style style:name="T68" style:family="text">
      <style:text-properties officeooo:rsid="00c9fa6d"/>
    </style:style>
    <style:style style:name="T69" style:family="text">
      <style:text-properties officeooo:rsid="00eb5ed1"/>
    </style:style>
    <style:style style:name="T70" style:family="text">
      <style:text-properties officeooo:rsid="010cad4a"/>
    </style:style>
    <style:style style:name="T71" style:family="text">
      <style:text-properties officeooo:rsid="013c6976"/>
    </style:style>
    <style:style style:name="T72" style:family="text">
      <style:text-properties officeooo:rsid="01788593"/>
    </style:style>
    <style:style style:name="T73" style:family="text">
      <style:text-properties officeooo:rsid="0178abf1"/>
    </style:style>
    <style:style style:name="T74" style:family="text">
      <style:text-properties officeooo:rsid="017d1ff1"/>
    </style:style>
    <style:style style:name="T75" style:family="text">
      <style:text-properties officeooo:rsid="017da44b"/>
    </style:style>
    <style:style style:name="T76" style:family="text">
      <style:text-properties officeooo:rsid="019d1cd9"/>
    </style:style>
    <style:style style:name="T77" style:family="text">
      <style:text-properties officeooo:rsid="01a042cf"/>
    </style:style>
    <style:style style:name="T78" style:family="text">
      <style:text-properties fo:background-color="#ffff00" loext:char-shading-value="0"/>
    </style:style>
    <style:style style:name="T79" style:family="text">
      <style:text-properties officeooo:rsid="01b33d38"/>
    </style:style>
    <style:style style:name="T80" style:family="text">
      <style:text-properties officeooo:rsid="01b8cf66"/>
    </style:style>
    <style:style style:name="T81" style:family="text">
      <style:text-properties officeooo:rsid="01b92664"/>
    </style:style>
    <style:style style:name="T82" style:family="text">
      <style:text-properties officeooo:rsid="01c0c714"/>
    </style:style>
    <style:style style:name="T83" style:family="text">
      <style:text-properties officeooo:rsid="01c2d092"/>
    </style:style>
    <style:style style:name="T84" style:family="text">
      <style:text-properties officeooo:rsid="01c5ba80"/>
    </style:style>
    <style:style style:name="T85" style:family="text">
      <style:text-properties style:font-name="Times New Roman2" fo:language="en" fo:country="US" fo:font-weight="normal" officeooo:rsid="15cf0e7e" fo:background-color="transparent" loext:char-shading-value="0" style:font-weight-asian="normal" style:font-weight-complex="normal"/>
    </style:style>
    <style:style style:name="T86" style:family="text">
      <style:text-properties style:font-name="Times New Roman2" fo:language="en" fo:country="US" fo:font-weight="normal" officeooo:rsid="1b95046c" fo:background-color="transparent" loext:char-shading-value="0" style:font-weight-asian="normal" style:font-weight-complex="normal"/>
    </style:style>
    <style:style style:name="T87" style:family="text">
      <style:text-properties style:font-name="Times New Roman2" fo:language="en" fo:country="US" fo:font-weight="normal" officeooo:rsid="1b94f539" fo:background-color="transparent" loext:char-shading-value="0" style:font-weight-asian="normal" style:font-weight-complex="normal"/>
    </style:style>
    <style:style style:name="T88" style:family="text">
      <style:text-properties style:font-name="Times New Roman2" fo:language="en" fo:country="US" fo:font-weight="normal" officeooo:rsid="01c7c75b" fo:background-color="#ffff66" loext:char-shading-value="0" style:font-weight-asian="normal" style:font-weight-complex="normal"/>
    </style:style>
    <style:style style:name="T89" style:family="text">
      <style:text-properties officeooo:rsid="01d2d4f5"/>
    </style:style>
    <style:style style:name="T90" style:family="text">
      <style:text-properties officeooo:rsid="01d3310e"/>
    </style:style>
    <style:style style:name="T91" style:family="text">
      <style:text-properties officeooo:rsid="01d3fc13"/>
    </style:style>
    <style:style style:name="T92" style:family="text">
      <style:text-properties officeooo:rsid="01d81e96"/>
    </style:style>
    <style:style style:name="T93" style:family="text">
      <style:text-properties officeooo:rsid="01dd83a0"/>
    </style:style>
    <style:style style:name="T94" style:family="text">
      <style:text-properties officeooo:rsid="01df2eb7"/>
    </style:style>
    <style:style style:name="T95" style:family="text">
      <style:text-properties officeooo:rsid="01e0d9a6"/>
    </style:style>
    <style:style style:name="T96" style:family="text">
      <style:text-properties fo:font-variant="normal" fo:text-transform="none" fo:color="#222222" style:font-name="arial" fo:font-size="9pt" fo:letter-spacing="normal" fo:font-style="normal" fo:font-weight="normal"/>
    </style:style>
    <style:style style:name="T97" style:family="text">
      <style:text-properties officeooo:rsid="01e600ee"/>
    </style:style>
    <style:style style:name="T98" style:family="text">
      <style:text-properties officeooo:rsid="01e7ad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2">Lotje van der Linden</text:span></text:p>
      <text:p text:style-name="P2">Aix-Marseille Université / CNRS</text:p>
      <text:p text:style-name="P2">Laboratoire de Psychologie Cognitive</text:p>
      <text:p text:style-name="P2">3 Place Victor Hugo</text:p>
      <text:p text:style-name="P2">Centre St. Charles, Bâtiment 9, Case D</text:p>
      <text:p text:style-name="P2">13331 Marseille</text:p>
      <text:p text:style-name="P2">France</text:p>
      <text:p text:style-name="P2"><text:a xlink:type="simple" xlink:href="mailto:l.vanderlinden@cogsci.nl">l.vanderlinden@cogsci.nl</text:a></text:p>
      <text:p text:style-name="P2"/>
      <text:p text:style-name="Text_20_body">Subject: Cover letter for the revision of our Manuscript ID JOV-04373-2014 - "The Role of Object Affordances and Center of Gravity in Eye Movements Towards Isolated Daily-Life Objects"</text:p>
      <text:p text:style-name="Text_20_body"/>
      <text:p text:style-name="P3">Dear <text:span text:style-name="T83">Prof. Kowler,</text:span></text:p>
      <text:p text:style-name="P3"/>
      <text:p text:style-name="P26"><text:span text:style-name="T9">Herewith we submit our revised manuscript ID JOV-04373-2014 - "The Role of Object Affordances and Center of Gravity in Eye Movements Towards Isolated Daily-Life Objects". We would like to thank yourself and the reviewers for your time and constructive comments. We believe that we addressed the concerns raised by the reviewers and yourself, and that these changes have substantially stre</text:span>ngthened the manuscript. </text:p>
      <text:p text:style-name="P27">In line with <text:span text:style-name="T98">the suggestions of Reviewer 1 and yourself</text:span>, we carried out a new experiment in which <text:span text:style-name="T97">we compared eye movements towards photographs of real objects with eye movements towards visually matched, meaningless, abstract non-objects. In this new experiment, we also changed the explicit task for the participant, and added more stimulus locations relative to the fixation point. Because we realized that we made a small mistake in the way in which we aligned the stimuli in our original Experiment 2, we replaced this old experiment by the new experiment.</text:span></text:p>
      <text:p text:style-name="P26">We sincerely hope that we address<text:span text:style-name="T74">ed</text:span> all comments to your satisfaction.</text:p>
      <text:p text:style-name="Heading"><text:soft-page-break/>Response to reviewers</text:p>
      <text:h text:style-name="Heading_20_1" text:outline-level="1">Reviewer 1</text:h>
      <text:h text:style-name="Heading_20_2" text:outline-level="2">Major</text:h>
      <text:p text:style-name="CitationReviewer"><text:span text:style-name="T13">1. “(…) </text:span>the basic eye movement data is difficult to interpret in terms of absolute landing positions, since no control objects were used, e.g. non recognizable 2d shapes that overall have the same visual characteristics as the real object shapes.”</text:p>
      <text:p text:style-name="Text_20_body">We thank Reviewer 1 for this suggestion. We carried out a new <text:span text:style-name="T67">e</text:span>xperiment in which we compared landing positions towards real objects with landing positions towards non-objects that were matched to the real objects' shape, texture, and asymmetry. <text:span text:style-name="T84">The results strengthened our conclusions.</text:span></text:p>
      <text:p text:style-name="CitationReviewer"><text:span text:style-name="T13">2. </text:span>“<text:span text:style-name="T12">(...)</text:span> the distinction in data analysis between 'relative to image center' and 'relative to centroid' is opaque. I feel that what the default landing position on a shape under this task paradigm should have first been established with <text:span text:style-name="T12">non-functional </text:span>shapes of the same basic visual parameters before testing the real objects.”</text:p>
      <text:p text:style-name="P6"><text:span text:style-name="T16">We agree with both Reviewer 1 and Reviewer 2 (see below) that the comparison between landing positions relative to the stimulus' absolute center versus its CoG, was not </text:span><text:span text:style-name="T56">transparent</text:span><text:span text:style-name="T16"> and convincing enough. In addition, when designing our new experiment (see point 1), we realized that we made a small mistake in the way we aligned the stimuli in our original Exp 2. Therefore, </text:span><text:span text:style-name="T18">we </text:span><text:span text:style-name="T17">made two important changes to our manuscript. Firstly, </text:span><text:span text:style-name="T16">we replace</text:span><text:span text:style-name="T20">d</text:span><text:span text:style-name="T16"> </text:span><text:span text:style-name="T19">the </text:span><text:span text:style-name="T16">“old Experiment 2” with our new </text:span><text:span text:style-name="T21">experiment.</text:span> <text:s/><text:span text:style-name="T68">Secondly, we reserved a more modest role for our CoG calculation, by simply treating it as one of the controls that we added to both Experiment 1 and Experiment 2. (See also response to Reviewer 1's point 5.)</text:span></text:p>
      <text:p text:style-name="CitationReviewer"><text:span text:style-name="T13">3. </text:span>“<text:span text:style-name="T12">(...) </text:span>the study did not take standard methodological care, e.g. altering start fixation and/ or object location in the horizontal dimension. <text:span text:style-name="T75">(…) T</text:span>his could have been done on a radial arrangement.”</text:p>
      <text:p text:style-name="P12">We thank Reviewer 1 for this suggestion. <text:s/>In the new experiment, we used a radial arrangement in which the stimulus could appear at an angle of <text:span text:style-name="T62">70, 90, 110, 250, 270 or 290</text:span><text:span text:style-name="T85">° </text:span><text:span text:style-name="T86">(</text:span><text:span text:style-name="T87">angles are given relative to the horizontal meridian</text:span><text:span text:style-name="T62">).</text:span></text:p>
      <text:p text:style-name="P15"><text:span text:style-name="T13">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10"><text:span text:style-name="T14">We agree with Reviewer 1. Therefore, in the new experiment we asked participants to simply </text:span><text:soft-page-break/><text:span text:style-name="T14">indicate </text:span>whether the stimulus <text:span text:style-name="T15">wa</text:span>s a real object or a non-object. <text:span text:style-name="T4"><text:s/>For this task, </text:span><text:span text:style-name="T8">in which real objects were mixed with an equal number of non-objects in each block, </text:span><text:span text:style-name="T4">there </text:span><text:span text:style-name="T7">seems</text:span><text:span text:style-name="T5"> no </text:span><text:span text:style-name="T4">reason to think that one part of the object is more crucial for </text:span><text:span text:style-name="T6">the task than other parts</text:span><text:span text:style-name="T4">.</text:span></text:p>
      <text:h text:style-name="P28" text:outline-level="2">Minor:</text:h>
      <text:p text:style-name="P17">5. “I don't understand why two modes of eye position analysis was required as error vs. centroid, and error vs. image center.”</text:p>
      <text:p text:style-name="P7">As mentioned above (point 2), we agree with both reviewers that <text:span text:style-name="T79">it is better not to directly compare these two analyses with each other (e.g. in order to determine which of the two predicts landing positions best)</text:span>. <text:span text:style-name="T92">We still used our CoG calculation, but now treated it as one of the controls that we added to rule out the possibility that the gaze bias towards the objects' action-performing side is explained by low-level stimulus features.</text:span></text:p>
      <text:p text:style-name="P17">6. “Data presentation in Figure 3 and 6 I found to be unusual and confusing. Isn't everything we need to know on figure 4 and 7 anyway?”</text:p>
      <text:p text:style-name="P11">We agree with Reviewer 1 that there was redundancy between these plots. Still, we do think that, in general, distribution plots <text:span text:style-name="T80">and</text:span> “time-course” plots do add unique information. The distribution plots help us determine whether average landing positions come from a bimodal or unimodal distribution, which is crucial for the interpretation. “<text:span text:style-name="T76">T</text:span>ime-course” plots do not provide this information. In contrast, “time-course” plots show the results of our LME analyses and visualize landing positions as a function of saccade latency. <text:span text:style-name="T81">This enables us to visualize how the effects build up over time.</text:span></text:p>
      <text:p text:style-name="P11"><text:span text:style-name="T77">T</text:span>o remove any redundancy, we removed the 'time course' element from the distribution plots, by plotting only overall distributions rather than three separate distributions for early, medium and late saccades. We feel these plots are indeed more <text:span text:style-name="T69">readable</text:span> now.</text:p>
      <text:h text:style-name="Heading_20_1" text:outline-level="1">Reviewer 2</text:h>
      <text:h text:style-name="P29" text:outline-level="2">Major</text:h>
      <text:p text:style-name="P18">1. “D<text:span text:style-name="T16">istinction between center of objects vs. CoG hypotheses is weak whereas conclusions are overly strong.”</text:span></text:p>
      <text:p text:style-name="P22"><text:soft-page-break/>a.) “The PVL account is dismissed as "lacking specificity" (...) Surprisingly then, the Results are set up as a comparison between CoG and object center. (…) Ad "lacking specificity of PVL": This is true to a certain extent. Though one could derive the prediction that object center should be the intended target for both "symmetric" and "asymmetric" objects while pointing out that most objects in real life are probably "symmetric". (…) </text:p>
      <text:p text:style-name="P20"><text:span text:style-name="T32">W</text:span><text:span text:style-name="T16">e don't have precise information about how much object center (OC) and CoG differ from one another for the "asymmetric" objects. </text:span><text:span text:style-name="T32">(…) </text:span></text:p>
      <text:p text:style-name="P20"><text:span text:style-name="T32">“</text:span><text:span text:style-name="T16">The fact that the direction of gaze reversed depending on the reference point argues against a high-level, object-based effect.". First of all, the authors are overstating their case because only the very short latencies show a bias toward the handle side when CoG is taken as reference. More importantly, I don't understand this argument </text:span><text:span text:style-name="T29">(…). </text:span></text:p>
      <text:p text:style-name="P20"><text:span text:style-name="T29">"When saccade latency was low, the eyes were drawn towards the CoG" contradicts Figure 3, which shows that the very quick saccades hit object center. </text:span><text:span text:style-name="T32">(…)</text:span></text:p>
      <text:p text:style-name="P20"><text:span text:style-name="T32"><text:s/></text:span><text:span text:style-name="T29">In sum, the logic and data are rather weak with reg. to CoG vs. OC. I suggest clarifying the logic and tone down the conclusions.”</text:span></text:p>
      <text:p text:style-name="Text_20_body"><text:span text:style-name="T36">With regard to the hypotheses: </text:span><text:span text:style-name="T16">We agree </text:span><text:span text:style-name="T53">with Reviewer 2 </text:span><text:span text:style-name="T16">that </text:span><text:span text:style-name="T33">the saccadic-averaging account and the PVL-as-a-strategy account</text:span><text:span text:style-name="T16"> make very similar predictions. </text:span><text:span text:style-name="T33">We changed the manuscript accordingly: We now </text:span><text:span text:style-name="T34">mention the similarity in predictions explicitly </text:span><text:span text:style-name="T16">and we now don't try to distinguish between </text:span><text:span text:style-name="T35">both accounts </text:span><text:span text:style-name="T16">any more. </text:span><text:span text:style-name="T31">Instead, we group them together under one common hypothesis, and interpret the fact that early saccades do not show any </text:span><text:span text:style-name="T54">bias towards either side of the object</text:span><text:span text:style-name="T31">, as evidence for this “grouped” hypothesis.</text:span></text:p>
      <text:p text:style-name="P8"><text:span text:style-name="T31">W</text:span><text:span text:style-name="T16">ith regard to the </text:span><text:span text:style-name="T37">absolute-center-vs-CoG analyses </text:span><text:span text:style-name="T38">(see also responses to Reviewer 1)</text:span><text:span text:style-name="T37">: We agree </text:span><text:span text:style-name="T29">with both reviewers </text:span><text:span text:style-name="T37">that the </text:span><text:span text:style-name="T30">reasoning behind the</text:span><text:span text:style-name="T37"> comparison between LPs relative to the absolute center vs CoG was not </text:span><text:span text:style-name="T30">transpar</text:span><text:span text:style-name="T64">e</text:span><text:span text:style-name="T30">nt, and that the results from this comparison were not </text:span><text:span text:style-name="T37">sufficiently convincing. In the current manuscript, we do not compare both reference points anymore</text:span><text:span text:style-name="T31">. </text:span><text:span text:style-name="T39">We merely use our CoG calculation to exclude the possibility that the gaze bias towards the action-performing side, which we interpret as an affordance effect, is due to overall asymmetry of the </text:span><text:span text:style-name="T65">graspable objects </text:span><text:span text:style-name="T39">that we used as our stimuli.</text:span></text:p>
      <text:p text:style-name="SubComment"><text:span text:style-name="T16">c.) “See also "PVL paper" by Pajak &amp; Nuthmann (2013): “</text:span>Overall, the data support the assumption that the geometric center of an object affords optimal visual processing. This is not to discount the possibility that within-object landing positions are affected by higher-level variables such as the informativeness of regions within objects or object affordances.<text:span text:style-name="T16">”</text:span></text:p>
      <text:p text:style-name="Text_20_body"><text:span text:style-name="T16">We now refer to this in the manuscript</text:span><text:span text:style-name="T29">.</text:span></text:p>
      <text:p text:style-name="SubComment"><text:soft-page-break/><text:span text:style-name="T40">d</text:span><text:span text:style-name="T16">.) Comment (doesn't need to be addressed in manus): in the real world, we typically don't process objects in isolation. From that point of view, center-of-gravity saccade averaging *within* objects is less interesting. The more pressing question is whether CoG averaging takes place with regard to groups of objects in the scene (see Pajak &amp; Nuthmann, 2013, for some speculations).</text:span></text:p>
      <text:p text:style-name="Text_20_body">We completely agree with Reviewer 2 that saccade averaging between objects in scenes needs to be investigated. However, in scenes, many factors are not controlled, and for that reason, we have decided to start with the simplest situation, in order to best characterize what determines saccade programming towards natural objects. </text:p>
      <text:p text:style-name="P16"><text:span text:style-name="T3">2. </text:span>) “<text:span text:style-name="T71">C</text:span><text:span text:style-name="T16">onceptualization and calculation of CoG. While the manuscript is, in many aspects, very detailed, computation of the CoG (briefly summarized in an Appendix) lacks motivation and detail.”</text:span></text:p>
      <text:p text:style-name="P23">a.) Conceptually, how is "CoG" defined for the objects? Technically, explain the Sobel operator in one or two sentences. Explain what "weighted average contrast" refers to. How exactly do we get from there to the CoG? This would be worthwhile to visualize as well. </text:p>
      <text:p text:style-name="P21"><text:span text:style-name="T41">I</text:span><text:span text:style-name="T16">t says that "on average, the CoG of our stimuli was shifted (by about 1.25% of the object's width) towards the action-performing side". What is the reference point here - the center of the object image? That would imply that CoG and center of object only differed by, on average, 0.065 deg (assuming an average object width of 5deg, p. 12), which would be very small and below the accuracy of the eye tracker</text:span><text:span text:style-name="T1">. </text:span></text:p>
      <text:p text:style-name="P25">How does the method applied here compare to methods used in other papers (in particular the ones cited on p. 8, bottom)?</text:p>
      <text:p text:style-name="P9"><text:span text:style-name="T58">A</text:span><text:span text:style-name="T60">l</text:span><text:span text:style-name="T16">though in the revised manuscript </text:span><text:span text:style-name="T59">our CoG calculation plays a much less dominant role, </text:span><text:span text:style-name="T16">we now provide these details in Appendix A.</text:span></text:p>
      <text:p text:style-name="P19"><text:span text:style-name="T25">e.) </text:span><text:span text:style-name="T16">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span></text:p>
      <text:p text:style-name="Text_20_body"><text:span text:style-name="T16">In the previous manuscript, the CoG in these Figures </text:span><text:span text:style-name="T55">was</text:span><text:span text:style-name="T42"> indeed</text:span><text:span text:style-name="T16"> </text:span><text:span text:style-name="T42">exaggerated</text:span><text:span text:style-name="T16"> for the sake of visualization. Because we changed our approach with regard to our CoG calculation, the “old” Figures 2 and 5 do not appear in the revised manuscript. The arrow in Figure 1 is not based on a calculation. We now added an Appendix showing all stimuli and their CoG as we calculated it.</text:span></text:p>
      <text:p text:style-name="P24"><text:soft-page-break/>g.) CoG surely must have a vertical component as well? Restricting analyses to horizontal lp only is sufficient for testing affordance hypotheses, but inferences with regard to CoG vs. OC targeting require two-dimensional analyses of landing positions as objects are two-dimensional entities.</text:p>
      <text:p text:style-name="Text_20_body">We agree with the reviewer. Since the issue related to the distinction between saccade averaging and visuo-motor strategies is not addressed anymore in <text:span text:style-name="T93">the revised manuscript</text:span>, and the main issue relates to the question of early-CoG effects v<text:span text:style-name="T94">ersus</text:span> affordances, we think the fact that <text:span text:style-name="T95">we </text:span>only analyzed x-coordinates (for which purpose the experiment was specifically designed) does not pose a problem anymore.</text:p>
      <text:h text:style-name="Heading_20_2" text:outline-level="2"><text:span text:style-name="T70">M</text:span>inor:</text:h>
      <text:p text:style-name="CitationReviewer"><text:span text:style-name="T47">4</text:span><text:span text:style-name="T26">.</text:span><text:span text:style-name="T16">) “Additional literature: sure this paper is about isolated object, but recent research has investigated lp within objects in embedded in naturalistic scenes in considerable detail. This is mentioned here with a few words only. Given that the manuscript addresses object targeting, and given the relevance of the PVL hypothesis, the results from object-in-scene studies deserve more detailed mention.”</text:span></text:p>
      <text:p text:style-name="Text_20_body"><text:span text:style-name="T16">We agree with Reviewer 1 that the previous literature on PVL in objects in scenes is crucial for our manuscript. </text:span><text:span text:style-name="T63">We now discuss these papers in somewhat more detail.</text:span></text:p>
      <text:p text:style-name="CitationReviewer"><text:span text:style-name="T48">5</text:span><text:span text:style-name="T43">.) “I</text:span><text:span text:style-name="T16">nformation about the eye tracker's accuracy should be provided”</text:span></text:p>
      <text:p text:style-name="Text_20_body"><text:span text:style-name="T16">We now do so in the Methods section of Experiment 1.</text:span></text:p>
      <text:p text:style-name="CitationReviewer"><text:span text:style-name="T48">6</text:span><text:span text:style-name="T45">.)</text:span><text:span text:style-name="T16"> “</text:span><text:span text:style-name="T44">T</text:span><text:span text:style-name="T16">he Brodeur objects at least have white borders of varying sizes, were they cut off?”</text:span></text:p>
      <text:p text:style-name="Text_20_body"><text:span text:style-name="T16">Yes. We indeed used bounding boxes around the stimuli. We now </text:span><text:span text:style-name="T61">specify</text:span><text:span text:style-name="T16"> this in the Methods section of Experiment 1.</text:span></text:p>
      <text:p text:style-name="CitationReviewer"><text:span text:style-name="T48">7.) </text:span><text:span text:style-name="T16">"This enabled to control for any potential overall bias towards one side of the screen"-&gt; there is indeed a bias for the first saccade to go more often to the left than to the right side of the image (see Nuthmann &amp; Matthias, 2014), though this is only found in right-handers (Ossandon et al., 2014).</text:span></text:p>
      <text:p text:style-name="Text_20_body"><text:span text:style-name="T16">We thank Reviewer </text:span><text:span text:style-name="T46">2</text:span><text:span text:style-name="T16"> for providing us with these references and now cite them.</text:span></text:p>
      <text:p text:style-name="CitationReviewer"><text:span text:style-name="T16">“What is the random-effects structure of the linear mixed models? Were random slopes for subjects and items for "saccade latency" (the only significant fixed effect) included? Models with by-</text:span><text:span text:style-name="T27">intercept</text:span><text:span text:style-name="T16"> random effects only aren't any good (Barr et al., 2013).”</text:span></text:p>
      <text:p text:style-name="Text_20_body"><text:span text:style-name="T16">Again, we thank Reviewer 2 for pointing our attention to this interesting paper. We now added </text:span><text:soft-page-break/><text:span text:style-name="T16">random slopes to our LME models. We detail this in the Result section of Experiment 1.</text:span></text:p>
      <text:p text:style-name="CitationReviewer"><text:span text:style-name="T49">8.) </text:span><text:span text:style-name="T16">“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span></text:p>
      <text:p text:style-name="P14">We thank Reviewer 2 for this point and <text:span text:style-name="T89">now included information about the intercept.</text:span></text:p>
      <text:p text:style-name="CitationReviewer"><text:span text:style-name="T50">9.) </text:span><text:span text:style-name="T16">“</text:span><text:span text:style-name="T52">(...) </text:span><text:span text:style-name="T51">I</text:span><text:span text:style-name="T16">s targeting object center really a "top-down strategy", especially when the task is as simple as moving the eyes up or down to an isolated object?”</text:span></text:p>
      <text:p text:style-name="Text_20_body">We agree with Reviewer 1 that interpreting the GE (for landing positions towards two stimuli) and the PVL (for landing positions on objects) as a visuomotor strategy rather than a default mechanism, does <text:span text:style-name="T82">not</text:span> make <text:span text:style-name="T82">such </text:span>eye-movement behaviour a “top-down strategy”, <text:span text:style-name="T90">because it only requires the extraction of borders in the periphery</text:span>. <text:span text:style-name="T91">Thus</text:span>, regardless of the underlying mechanism, we consider such eye-movement behaviour “low-level”.</text:p>
      <text:p text:style-name="CitationReviewer"><text:span text:style-name="T72">10.) E</text:span>ditorial and language <text:span text:style-name="T73">(not reprinted here).</text:span></text:p>
      <text:p text:style-name="P13">We thank Reviewer 2 for these suggestions and for spotting these typos. We applied/ corrected them.</text:p>
      <text:p text:style-name="P4"/>
      <text:p text:style-name="P4">Kindest regards,</text:p>
      <text:p text:style-name="P4"/>
      <text:p text:style-name="P4">Lotje van der Linden</text:p>
      <text:p text:style-name="P4">Sebastiaan Mathôt</text:p>
      <text:p text:style-name="P4">Françoise Vitu</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Times New Roman'"/>
    <style:font-face style:name="arial" svg:font-family="arial, sans-serif"/>
    <style:font-face style:name="Times New Roman2" svg:font-family="'Times New Roman'" style:font-family-generic="roman"/>
    <style:font-face style:name="FreeSans2"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FreeSans1" svg:font-family="FreeSans" style:font-pitch="variable"/>
    <style:font-face style:name="Lohit Hindi" svg:font-family="'Lohit Hindi', '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 fo:font-family="'Times New Roman'" style:font-style-name="Bol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SubComment" style:family="paragraph" style:parent-style-name="Heading_20_4" style:default-outline-level="" style:list-style-name="" style:class="text">
      <style:paragraph-properties fo:margin-left="0.5in" fo:margin-right="0in" fo:line-height="150%" fo:text-align="justify" style:justify-single-word="false" fo:text-indent="0in" style:auto-text-indent="false"/>
      <style:text-properties style:use-window-font-color="true" style:font-name="Liberation Serif1" fo:font-family="'Liberation Serif'" style:font-style-name="Italic" style:font-family-generic="roman" style:font-pitch="variable" fo:font-size="12pt" fo:font-weight="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5T16:10:04.252370008</dc:date>
    <dc:creator>Lotje van der Linden</dc:creator>
    <meta:editing-duration>P1DT5H23M14S</meta:editing-duration>
    <meta:editing-cycles>476</meta:editing-cycles>
    <meta:document-statistic meta:table-count="0" meta:image-count="0" meta:object-count="0" meta:page-count="7" meta:paragraph-count="74" meta:word-count="2426" meta:character-count="14945" meta:non-whitespace-character-count="12581"/>
  </office:meta>
</office:document-meta>
</file>